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ent Tree Designs</text:p>
      <text:p text:style-name="P2"/>
      <text:list xml:id="list2124276132486045755" text:style-name="L1">
        <text:list-header>
          <text:p text:style-name="P3"/>
        </text:list-header>
      </text:list>
      <text:p text:style-name="P5">Design Overview</text:p>
      <text:list xml:id="list32643913" text:continue-numbering="true" text:style-name="L1">
        <text:list-item>
          <text:list>
            <text:list-item>
              <text:p text:style-name="P3">For each talent tree, try and design the following</text:p>
              <text:list>
                <text:list-item>
                  <text:p text:style-name="P3">Passive effect granted per point invested, OR</text:p>
                </text:list-item>
                <text:list-item>
                  <text:p text:style-name="P3">pass effect granted from unlock start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40S</meta:editing-duration>
    <meta:editing-cycles>3</meta:editing-cycles>
    <meta:generator>OpenOffice/4.1.6$Win32 OpenOffice.org_project/416m1$Build-9790</meta:generator>
    <dc:date>2020-08-16T12:44:04.25</dc:date>
    <meta:document-statistic meta:table-count="0" meta:image-count="0" meta:object-count="0" meta:page-count="1" meta:paragraph-count="5" meta:word-count="30" meta:character-count="169"/>
    <dc:creator>Black Will</dc:creator>
    <meta:user-defined meta:name="Info 1"/>
    <meta:user-defined meta:name="Info 2"/>
    <meta:user-defined meta:name="Info 3"/>
    <meta:user-defined meta:name="Info 4"/>
  </office:meta>
</office:document-meta>
</file>